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Обычный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09cm" fo:margin-bottom="0.284cm" fo:margin-left="0.192cm" fo:margin-right="0.094cm" fo:page-width="21cm" fo:page-height="29.7cm" style:print-orientation="portrait"/>
    </style:page-layout>
    <style:style style:name="Mdp1" style:family="drawing-page">
      <style:drawing-page-properties draw:background-size="border" draw:fill="solid" draw:fill-color="#f5fffa"/>
    </style:style>
    <style:style style:name="Mgr1" style:family="graphic" style:parent-style-name="standard">
      <style:graphic-properties draw:textarea-horizontal-align="justify" draw:textarea-vertical-align="middle" draw:auto-grow-height="false" fo:min-height="0.682cm" fo:min-width="4.616cm"/>
      <style:paragraph-properties style:writing-mode="lr-tb"/>
    </style:style>
    <style:style style:name="Mgr2" style:family="graphic" style:parent-style-name="standard">
      <style:graphic-properties draw:textarea-horizontal-align="justify" draw:textarea-vertical-align="middle" draw:auto-grow-height="false" fo:min-height="0.232cm" fo:min-width="3.235cm"/>
      <style:paragraph-properties style:writing-mode="lr-tb"/>
    </style:style>
    <style:style style:name="Mgr3" style:family="graphic" style:parent-style-name="standard">
      <style:graphic-properties draw:textarea-horizontal-align="justify" draw:textarea-vertical-align="middle" draw:auto-grow-height="false" fo:min-height="0.377cm" fo:min-width="2.093cm"/>
      <style:paragraph-properties style:writing-mode="lr-tb"/>
    </style:style>
    <style:style style:name="Mgr4" style:family="graphic" style:parent-style-name="standard">
      <style:graphic-properties draw:textarea-horizontal-align="justify" draw:textarea-vertical-align="middle" draw:auto-grow-height="false" fo:min-height="0.377cm" fo:min-width="4.011cm"/>
      <style:paragraph-properties style:writing-mode="lr-tb"/>
    </style:style>
    <style:style style:name="Mgr5" style:family="graphic" style:parent-style-name="standard">
      <style:graphic-properties draw:textarea-horizontal-align="justify" draw:textarea-vertical-align="middle" draw:auto-grow-height="false" fo:min-height="1.631cm" fo:min-width="2.958cm"/>
    </style:style>
    <style:style style:name="Mgr6" style:family="graphic" style:parent-style-name="standard">
      <style:graphic-properties draw:textarea-horizontal-align="justify" draw:textarea-vertical-align="middle" draw:auto-grow-height="false" fo:min-height="0.301cm" fo:min-width="1.329cm"/>
      <style:paragraph-properties style:writing-mode="lr-tb"/>
    </style:style>
    <style:style style:name="Mgr7" style:family="graphic" style:parent-style-name="standard">
      <style:graphic-properties draw:textarea-horizontal-align="justify" draw:textarea-vertical-align="middle" draw:auto-grow-height="false" fo:min-height="0.779cm" fo:min-width="2.567cm"/>
      <style:paragraph-properties style:writing-mode="lr-tb"/>
    </style:style>
    <style:style style:name="Mgr8" style:family="graphic" style:parent-style-name="standard">
      <style:graphic-properties draw:textarea-horizontal-align="justify" draw:textarea-vertical-align="middle" draw:auto-grow-height="false" fo:min-height="0.296cm" fo:min-width="3.102cm"/>
      <style:paragraph-properties style:writing-mode="lr-tb"/>
    </style:style>
    <style:style style:name="Mgr9" style:family="graphic" style:parent-style-name="standard">
      <style:graphic-properties draw:textarea-horizontal-align="justify" draw:textarea-vertical-align="middle" draw:auto-grow-height="false" fo:min-height="0.376cm" fo:min-width="1.13cm"/>
      <style:paragraph-properties style:writing-mode="lr-tb"/>
    </style:style>
    <style:style style:name="Mgr10" style:family="graphic" style:parent-style-name="standard">
      <style:graphic-properties draw:textarea-horizontal-align="justify" draw:textarea-vertical-align="middle" draw:auto-grow-height="false" fo:min-height="0.698cm" fo:min-width="3.099cm"/>
      <style:paragraph-properties style:writing-mode="lr-tb"/>
    </style:style>
    <style:style style:name="Mgr11" style:family="graphic" style:parent-style-name="standard">
      <style:graphic-properties draw:stroke="none" draw:fill="none" fo:min-height="0.277cm"/>
      <style:paragraph-properties style:writing-mode="lr-tb"/>
    </style:style>
    <style:style style:name="Mgr12" style:family="graphic" style:parent-style-name="standard">
      <style:graphic-properties draw:stroke="none" draw:fill="none" fo:min-height="0.343cm"/>
      <style:paragraph-properties style:writing-mode="lr-tb"/>
    </style:style>
    <style:style style:name="Mgr13" style:family="graphic" style:parent-style-name="standard">
      <style:graphic-properties draw:textarea-horizontal-align="justify" draw:textarea-vertical-align="middle" draw:auto-grow-height="false" fo:min-height="0.754cm" fo:min-width="3.07cm"/>
      <style:paragraph-properties style:writing-mode="lr-tb"/>
    </style:style>
    <style:style style:name="Mgr14" style:family="graphic" style:parent-style-name="standard">
      <style:graphic-properties draw:textarea-horizontal-align="justify" draw:textarea-vertical-align="middle" draw:auto-grow-height="false" fo:min-height="0.301cm" fo:min-width="1.347cm"/>
      <style:paragraph-properties style:writing-mode="lr-tb"/>
    </style:style>
    <style:style style:name="Mgr15" style:family="graphic" style:parent-style-name="standard">
      <style:graphic-properties draw:textarea-horizontal-align="justify" draw:textarea-vertical-align="middle" draw:auto-grow-height="false" fo:min-height="0.301cm" fo:min-width="3.218cm"/>
      <style:paragraph-properties style:writing-mode="lr-tb"/>
    </style:style>
    <style:style style:name="MP1" style:family="paragraph">
      <style:paragraph-properties fo:margin-left="0cm" fo:margin-right="0cm" fo:text-align="center" fo:text-indent="0cm"/>
    </style:style>
    <style:style style:name="MP2" style:family="paragraph">
      <style:paragraph-properties fo:margin-left="0cm" fo:margin-right="0cm" fo:text-align="center" fo:text-indent="0cm"/>
      <style:text-properties fo:font-size="6pt" style:font-size-asian="6pt" style:font-size-complex="6pt"/>
    </style:style>
    <style:style style:name="MP3" style:family="paragraph">
      <style:paragraph-properties fo:margin-left="0cm" fo:margin-right="0cm" fo:text-align="center" fo:text-indent="0cm"/>
      <style:text-properties fo:font-size="8pt"/>
    </style:style>
    <style:style style:name="M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MP6" style:family="paragraph">
      <style:paragraph-properties fo:margin-left="0cm" fo:margin-right="0cm" fo:text-align="center" fo:text-indent="0cm"/>
      <style:text-properties fo:font-size="7pt" style:font-size-asian="7pt" style:font-size-complex="7pt"/>
    </style:style>
    <style:style style:name="MP7" style:family="paragraph">
      <loext:graphic-properties draw:fill="none"/>
      <style:paragraph-properties fo:margin-left="0cm" fo:margin-right="0cm" fo:text-indent="0cm"/>
    </style:style>
    <style:style style:name="MT1" style:family="text">
      <style:text-properties fo:font-size="6pt" style:font-size-asian="6pt" style:font-size-complex="6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7pt" style:font-size-asian="7pt" style:font-size-complex="7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draw:custom-shape draw:style-name="Mgr1" draw:text-style-name="MP1" draw:layer="backgroundobjects" svg:width="5.216cm" svg:height="1.032cm" svg:x="8.648cm" svg:y="0.317cm">
        <text:p text:style-name="MP1">старт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" draw:text-style-name="MP2" draw:layer="backgroundobjects" svg:width="3.787cm" svg:height="0.534cm" svg:x="0.73cm" svg:y="8.684cm">
        <text:p text:style-name="MP1"><text:span text:style-name="MT1">Удалить магазин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3" draw:text-style-name="MP3" draw:layer="backgroundobjects" svg:width="2.659cm" svg:height="0.693cm" svg:x="6.495cm" svg:y="4.204cm">
        <text:p text:style-name="MP3">пользователи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3" draw:layer="backgroundobjects" svg:width="4.577cm" svg:height="0.693cm" svg:x="0.238cm" svg:y="4.261cm">
        <text:p text:style-name="MP3">магазины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1" draw:layer="backgroundobjects" svg:width="3.66cm" svg:height="2.083cm" svg:x="13.123cm" svg:y="10.017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2" draw:layer="backgroundobjects" svg:width="1.887cm" svg:height="0.609cm" svg:x="0.715cm" svg:y="8.058cm">
        <text:p text:style-name="MP4"><text:span text:style-name="MT1">отслеживаются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3" draw:layer="backgroundobjects" svg:width="3.177cm" svg:height="1.139cm" svg:x="0.977cm" svg:y="5.344cm">
        <text:p text:style-name="MP3">Список магазинов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5" draw:layer="backgroundobjects" svg:width="3.66cm" svg:height="0.604cm" svg:x="2.66cm" svg:y="2.862cm">
        <text:p text:style-name="MP1"><text:span text:style-name="MT2">приветствие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3" draw:layer="backgroundobjects" svg:width="1.696cm" svg:height="0.692cm" svg:x="4.814cm" svg:y="4.183cm">
        <text:p text:style-name="MP3">админы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6" draw:layer="backgroundobjects" svg:width="7.197cm" svg:height="1.896cm" svg:x="7.858cm" svg:y="2.24cm">
        <text:p text:style-name="MP1"><text:span text:style-name="MT3"/></text:p>
        <draw:enhanced-geometry svg:viewBox="0 0 21600 21600" draw:glue-points="10800 0 0 10800 10800 21600 21600 10800" draw:text-areas="5400 5400 16200 16200" draw:type="flowchart-decision" draw:enhanced-path="M 0 10800 L 10800 0 21600 10800 10800 21600 0 10800 Z N"/>
      </draw:custom-shape>
      <draw:frame draw:style-name="Mgr11" draw:text-style-name="MP7" draw:layer="backgroundobjects" svg:width="2.75cm" svg:height="0.527cm" svg:x="6.113cm" svg:y="2.647cm">
        <draw:text-box>
          <text:p><text:span text:style-name="MT3">Суперпользователь</text:span></text:p>
        </draw:text-box>
      </draw:frame>
      <draw:frame draw:style-name="Mgr11" draw:text-style-name="MP7" draw:layer="backgroundobjects" svg:width="2.75cm" svg:height="0.527cm" svg:x="14.527cm" svg:y="2.437cm">
        <draw:text-box>
          <text:p><text:span text:style-name="MT3">админ</text:span></text:p>
        </draw:text-box>
      </draw:frame>
      <draw:frame draw:style-name="Mgr12" draw:text-style-name="MP7" draw:layer="backgroundobjects" svg:width="0.978cm" svg:height="0.593cm" svg:x="10.928cm" svg:y="3.439cm">
        <draw:text-box>
          <text:p><text:span text:style-name="MT3">user</text:span></text:p>
        </draw:text-box>
      </draw:frame>
      <draw:custom-shape draw:style-name="Mgr8" draw:text-style-name="MP5" draw:layer="backgroundobjects" svg:width="3.66cm" svg:height="0.604cm" svg:x="15.916cm" svg:y="2.889cm">
        <text:p text:style-name="MP1"><text:span text:style-name="MT2">приветствие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5" draw:layer="backgroundobjects" svg:width="3.66cm" svg:height="0.604cm" svg:x="9.54cm" svg:y="4.608cm">
        <text:p text:style-name="MP1"><text:span text:style-name="MT2">приветствие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3" draw:layer="backgroundobjects" svg:width="3.678cm" svg:height="1.112cm" svg:x="0.764cm" svg:y="6.931cm">
        <text:p text:style-name="MP3">Подробнее о магазине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2" draw:layer="backgroundobjects" svg:width="1.905cm" svg:height="0.609cm" svg:x="2.612cm" svg:y="8.054cm">
        <text:p text:style-name="MP1"><text:span text:style-name="MT1">Не отслеживается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" draw:text-style-name="MP2" draw:layer="backgroundobjects" svg:width="3.787cm" svg:height="0.534cm" svg:x="0.762cm" svg:y="11.247cm">
        <text:p text:style-name="MP1"><text:span text:style-name="MT1">Удалить товар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3" draw:layer="backgroundobjects" svg:width="3.678cm" svg:height="1.112cm" svg:x="0.796cm" svg:y="9.494cm">
        <text:p text:style-name="MP3">товар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2" draw:layer="backgroundobjects" svg:width="3.776cm" svg:height="0.609cm" svg:x="0.773cm" svg:y="10.617cm">
        <text:p text:style-name="MP1"><text:span text:style-name="MT1">Изменить минимальную стоимость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5T23:08:36.276754306</meta:creation-date>
    <dc:date>2023-06-25T23:43:34.322218606</dc:date>
    <meta:editing-duration>PT34M58S</meta:editing-duration>
    <meta:editing-cycles>1</meta:editing-cycles>
    <meta:document-statistic meta:object-count="20"/>
    <meta:generator>LibreOffice/7.4.6.2$Linux_X86_64 LibreOffice_project/40$Build-2</meta:generator>
  </office:meta>
</office:document-meta>
</file>